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0c3" officeooo:paragraph-rsid="001d50c3"/>
    </style:style>
    <style:style style:name="P2" style:family="paragraph" style:parent-style-name="Standard">
      <style:text-properties officeooo:rsid="001e5731" officeooo:paragraph-rsid="001e5731"/>
    </style:style>
    <style:style style:name="P3" style:family="paragraph" style:parent-style-name="Standard">
      <style:text-properties officeooo:rsid="001f3082" officeooo:paragraph-rsid="001f3082"/>
    </style:style>
    <style:style style:name="P4" style:family="paragraph" style:parent-style-name="Standard">
      <style:text-properties fo:color="#c9211e" loext:opacity="100%" officeooo:rsid="001e5731" officeooo:paragraph-rsid="001e5731"/>
    </style:style>
    <style:style style:name="T1" style:family="text">
      <style:text-properties officeooo:rsid="0020778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207788"/>
    </style:style>
    <style:style style:name="T4" style:family="text">
      <style:text-properties fo:color="#000000" loext:opacity="100%" officeooo:rsid="00207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AD DIED NOTES (9-3-2024) </text:p>
      <text:p text:style-name="P1"/>
      <text:p text:style-name="P1">Python Notation - </text:p>
      <text:p text:style-name="P1">If S is a sequence… </text:p>
      <text:p text:style-name="P1">S[i] is the “i’th” element. </text:p>
      <text:p text:style-name="P1">S[a:b], this is a copy from index a to index b, but not including b. </text:p>
      <text:p text:style-name="P2">S[0:b] from zero to b but not including b, S = [:b]. If you don’t put a second index, then python will assume you mean to the end but not including the end. [:] will make a copy of the entire array. </text:p>
      <text:p text:style-name="P2">If you give a negative index, that is interpreted as the length minus that number. </text:p>
      <text:p text:style-name="P2">[-4] = len[S] – 4, assuming you have a length of 10, this would put you at position 6. </text:p>
      <text:p text:style-name="P2">S[1:] - copy of everything but the first</text:p>
      <text:p text:style-name="P2">S[:-1] copy of everything but the last</text:p>
      <text:p text:style-name="P2"/>
      <text:p text:style-name="P2"><text:s/>both ways of taking a sequence S and making a copy of one smaller than the one that’s been given. </text:p>
      <text:p text:style-name="P2"/>
      <text:p text:style-name="P2">Def listmax(nums):<text:tab/><text:tab/><text:tab/>smaller_listmax(smaller_nums)</text:p>
      <text:p text:style-name="P2"><text:tab/>if len(nums) == 1:</text:p>
      <text:p text:style-name="P2"><text:tab/><text:tab/>return nums[0]</text:p>
      <text:p text:style-name="P2"><text:tab/>else: </text:p>
      <text:p text:style-name="P2"><text:tab/><text:tab/><text:span text:style-name="T2">smaller_nums = </text:span><text:span text:style-name="T3">smallerlistmax(nums[1:]) # tmp is now the largest number -1</text:span></text:p>
      <text:p text:style-name="P4"><text:tab/><text:tab/><text:span text:style-name="T1">if smallers_nums &gt; = nums[0]</text:span></text:p>
      <text:p text:style-name="P4"><text:tab/><text:tab/><text:tab/><text:span text:style-name="T1">return smaller_nums </text:span><text:span text:style-name="T4"># this is actually pretty interesting. </text:span></text:p>
      <text:p text:style-name="P2"><text:tab/><text:tab/><text:span text:style-name="T1">else: </text:span></text:p>
      <text:p text:style-name="P2"><text:tab/><text:tab/><text:tab/><text:span text:style-name="T1">return num[0] </text:span></text:p>
      <text:p text:style-name="P2"><text:tab/><text:tab/></text:p>
      <text:p text:style-name="P2"/>
      <text:p text:style-name="P2"/>
      <text:p text:style-name="P3">Let’s try drawing out the list if you lose all hop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01:09.420959091</meta:creation-date>
    <dc:date>2024-09-03T11:19:14.584733226</dc:date>
    <meta:editing-duration>PT18M4S</meta:editing-duration>
    <meta:editing-cycles>4</meta:editing-cycles>
    <meta:generator>LibreOffice/7.6.7.2$Linux_X86_64 LibreOffice_project/60$Build-2</meta:generator>
    <meta:document-statistic meta:table-count="0" meta:image-count="0" meta:object-count="0" meta:page-count="1" meta:paragraph-count="22" meta:word-count="190" meta:character-count="1048" meta:non-whitespace-character-count="843"/>
  </office:meta>
</office:document-meta>
</file>